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3.17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3" style:family="table-cell" style:parent-style-name="Default" style:data-style-name="N37">
      <style:table-cell-properties fo:background-color="#ffff00"/>
    </style:style>
    <style:style style:name="ce12" style:family="table-cell" style:parent-style-name="Default" style:data-style-name="N37">
      <style:table-cell-properties fo:background-color="#ffff00"/>
      <style:text-properties style:use-window-font-color="true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/>
      <style:text-properties style:use-window-font-color="true"/>
    </style:style>
    <style:style style:name="ce15" style:family="table-cell" style:parent-style-name="Default" style:data-style-name="N37">
      <style:table-cell-properties fo:background-color="transparent"/>
    </style:style>
    <style:style style:name="ce22" style:family="table-cell" style:parent-style-name="Default"/>
    <style:style style:name="ce17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49in" svg:x="12.5913in" svg:y="0.387in">
            <draw:object draw:notify-on-update-of-ranges="Sheet1.J3:Sheet1.J34 Sheet1.K2:Sheet1.K2 Sheet1.K3:Sheet1.K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7"/>
        <table:table-column table:style-name="co8" table:default-cell-style-name="ce7"/>
        <table:table-column table:style-name="co2" table:default-cell-style-name="ce7"/>
        <table:table-column table:style-name="co9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style-name="ce1" office:value-type="string" calcext:value-type="string">
            <text:p>total apps</text:p>
          </table:table-cell>
          <table:table-cell table:style-name="ce1" table:formula="of:=SUM([.K3:.K34])" office:value-type="float" office:value="38" calcext:value-type="float">
            <text:p>38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.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f conf (0/1)</text:p>
          </table:table-cell>
          <table:table-cell table:style-name="ce1" office:value-type="string" calcext:value-type="string">
            <text:p>ref req date</text:p>
          </table:table-cell>
          <table:table-cell table:style-name="ce1" office:value-type="string" calcext:value-type="string">
            <text:p>Apped date</text:p>
          </table:table-cell>
          <table:table-cell table:style-name="Default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04" calcext:value-type="date">
            <text:p>03/04/25</text:p>
          </table:table-cell>
          <table:table-cell office:value-type="string" calcext:value-type="string">
            <text:p><text:a xlink:href="https://careers.worksafebc.com/?offerid=4274&amp;language=en&amp;jobboardID=51fc022358b70066fae4a130" xlink:type="simple">Analytics Solutions Engineer</text:a></text:p>
          </table:table-cell>
          <table:table-cell office:value-type="string" calcext:value-type="string">
            <text:p>Worksafe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04" calcext:value-type="date">
            <text:p>03/04/25</text:p>
          </table:table-cell>
          <table:table-cell/>
          <table:table-cell office:value-type="date" office:date-value="2025-03-04" calcext:value-type="date">
            <text:p>03/04/25</text:p>
          </table:table-cell>
          <table:table-cell table:formula="of:=COUNTIF([.$H$3:.$H$101];[.$J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06" calcext:value-type="date">
            <text:p>03/06/25</text:p>
          </table:table-cell>
          <table:table-cell office:value-type="string" calcext:value-type="string">
            <text:p><text:a xlink:href="https://jobs.sobeyscareers.com/sobeys/job/Mississauga-Analyst-Business-Intelligence-Economics-Marketing-ON-L4W-0C7/1269577600/?feedId=416600" xlink:type="simple">Analyst Business Intelligence</text:a></text:p>
          </table:table-cell>
          <table:table-cell office:value-type="string" calcext:value-type="string">
            <text:p>Sobey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06" calcext:value-type="date">
            <text:p>03/06/25</text:p>
          </table:table-cell>
          <table:table-cell/>
          <table:table-cell office:value-type="date" office:date-value="2025-03-05" calcext:value-type="date">
            <text:p>03/05/25</text:p>
          </table:table-cell>
          <table:table-cell table:formula="of:=COUNTIF([.$H$3:.$H$101];[.$J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07" calcext:value-type="date">
            <text:p>03/07/25</text:p>
          </table:table-cell>
          <table:table-cell office:value-type="string" calcext:value-type="string">
            <text:p><text:a xlink:href="https://td.wd3.myworkdayjobs.com/TD_Bank_Careers/job/Montral-Qubec/Business-Insights-Analyst-I_R_1400458" xlink:type="simple">Business Insights Analyst I</text:a></text:p>
          </table:table-cell>
          <table:table-cell office:value-type="string" calcext:value-type="string">
            <text:p>T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07" calcext:value-type="date">
            <text:p>03/07/25</text:p>
          </table:table-cell>
          <table:table-cell/>
          <table:table-cell office:value-type="date" office:date-value="2025-03-06" calcext:value-type="date">
            <text:p>03/06/25</text:p>
          </table:table-cell>
          <table:table-cell table:formula="of:=COUNTIF([.$H$3:.$H$101];[.$J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office:value-type="string" calcext:value-type="string">
            <text:p><text:a xlink:href="https://cineplex.wd3.myworkdayjobs.com/en-US/Cineplex/job/Data-Scientist_JR-107594" xlink:type="simple">Data Scientist</text:a></text:p>
          </table:table-cell>
          <table:table-cell office:value-type="string" calcext:value-type="string">
            <text:p>Cineple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07" calcext:value-type="date">
            <text:p>03/07/25</text:p>
          </table:table-cell>
          <table:table-cell table:formula="of:=COUNTIF([.$H$3:.$H$101];[.$J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table:style-name="ce2" office:value-type="string" calcext:value-type="string">
            <text:p><text:a xlink:href="https://careers.atb.com/careers?location=Toronto%2C%20Ontario%2C%20CA&amp;pid=1125899907080410&amp;domain=atb.com&amp;sort_by=relevance" xlink:type="simple">Data Analyst</text:a></text:p>
          </table:table-cell>
          <table:table-cell office:value-type="string" calcext:value-type="string">
            <text:p>AT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08" calcext:value-type="date">
            <text:p>03/08/25</text:p>
          </table:table-cell>
          <table:table-cell table:formula="of:=COUNTIF([.$H$3:.$H$101];[.$J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office:value-type="string" calcext:value-type="string">
            <text:p><text:a xlink:href="https://careers.intactfc.com/ca/en/job/R144986/Data-Scientist-II" xlink:type="simple">Data Scientist II</text:a></text:p>
          </table:table-cell>
          <table:table-cell office:value-type="string" calcext:value-type="string">
            <text:p>Inta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09" calcext:value-type="date">
            <text:p>03/09/25</text:p>
          </table:table-cell>
          <table:table-cell table:formula="of:=COUNTIF([.$H$3:.$H$101];[.$J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table:style-name="ce4" office:value-type="string" calcext:value-type="string">
            <text:p><text:a xlink:href="https://www.linkedin.com/jobs/view/4181437789" xlink:type="simple">Data Analyst</text:a></text:p>
          </table:table-cell>
          <table:table-cell office:value-type="string" calcext:value-type="string">
            <text:p>Bass Pro sh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10" calcext:value-type="date">
            <text:p>03/10/25</text:p>
          </table:table-cell>
          <table:table-cell table:formula="of:=COUNTIF([.$H$3:.$H$101];[.$J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office:value-type="string" calcext:value-type="string">
            <text:p><text:a xlink:href="https://www.linkedin.com/jobs/view/4180006601/" xlink:type="simple">Analyst, Statistics</text:a></text:p>
          </table:table-cell>
          <table:table-cell office:value-type="string" calcext:value-type="string">
            <text:p>IF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11" calcext:value-type="date">
            <text:p>03/11/25</text:p>
          </table:table-cell>
          <table:table-cell table:formula="of:=COUNTIF([.$H$3:.$H$101];[.$J10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table:style-name="ce5" office:value-type="string" calcext:value-type="string">
            <text:p><text:a xlink:href="https://www.linkedin.com/jobs/view/4180018672" xlink:type="simple">Data Analyst</text:a></text:p>
          </table:table-cell>
          <table:table-cell office:value-type="string" calcext:value-type="string">
            <text:p>Aste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12" calcext:value-type="date">
            <text:p>03/12/25</text:p>
          </table:table-cell>
          <table:table-cell table:formula="of:=COUNTIF([.$H$3:.$H$101];[.$J1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office:value-type="string" calcext:value-type="string">
            <text:p><text:a xlink:href="https://www.linkedin.com/jobs/view/4182085627/" xlink:type="simple">Business Insights Analyst</text:a></text:p>
          </table:table-cell>
          <table:table-cell office:value-type="string" calcext:value-type="string">
            <text:p>Hay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1" calcext:value-type="date">
            <text:p>03/11/25</text:p>
          </table:table-cell>
          <table:table-cell/>
          <table:table-cell office:value-type="date" office:date-value="2025-03-13" calcext:value-type="date">
            <text:p>03/13/25</text:p>
          </table:table-cell>
          <table:table-cell table:formula="of:=COUNTIF([.$H$3:.$H$101];[.$J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1" calcext:value-type="date">
            <text:p>03/11/25</text:p>
          </table:table-cell>
          <table:table-cell table:style-name="ce10" office:value-type="string" calcext:value-type="string">
            <text:p><text:a xlink:href="https://edzt.fa.em4.oraclecloud.com/hcmUI/CandidateExperience/en/sites/CX/job/28976" xlink:type="simple">Data Scientist</text:a></text:p>
          </table:table-cell>
          <table:table-cell table:style-name="ce10" office:value-type="string" calcext:value-type="string">
            <text:p>Fujitsu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date" office:date-value="2025-03-11" calcext:value-type="date">
            <text:p>03/11/25</text:p>
          </table:table-cell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14" calcext:value-type="date">
            <text:p>03/14/25</text:p>
          </table:table-cell>
          <table:table-cell table:formula="of:=COUNTIF([.$H$3:.$H$101];[.$J1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2" calcext:value-type="date">
            <text:p>03/12/25</text:p>
          </table:table-cell>
          <table:table-cell table:style-name="ce10" office:value-type="string" calcext:value-type="string">
            <text:p><text:a xlink:href="https://www.goremutual.ca/jobs/?gh_jid=4454322006&amp;source=linkedin&amp;gh_src=fa0f8aa56us" xlink:type="simple">Data Scientist</text:a></text:p>
          </table:table-cell>
          <table:table-cell table:style-name="ce10" office:value-type="string" calcext:value-type="string">
            <text:p>Gore Insuranc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date" office:date-value="2025-03-12" calcext:value-type="date">
            <text:p>03/12/25</text:p>
          </table:table-cell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15" calcext:value-type="date">
            <text:p>03/15/25</text:p>
          </table:table-cell>
          <table:table-cell table:formula="of:=COUNTIF([.$H$3:.$H$101];[.$J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2" calcext:value-type="date">
            <text:p>03/12/25</text:p>
          </table:table-cell>
          <table:table-cell office:value-type="string" calcext:value-type="string">
            <text:p><text:a xlink:href="https://www.michaelpage.ca/job-detail/data-scientist/ref/jn-032025-6690583" xlink:type="simple">Data Scientist</text:a></text:p>
          </table:table-cell>
          <table:table-cell office:value-type="string" calcext:value-type="string">
            <text:p>Michael P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2" calcext:value-type="date">
            <text:p>03/12/25</text:p>
          </table:table-cell>
          <table:table-cell/>
          <table:table-cell office:value-type="date" office:date-value="2025-03-16" calcext:value-type="date">
            <text:p>03/16/25</text:p>
          </table:table-cell>
          <table:table-cell table:formula="of:=COUNTIF([.$H$3:.$H$101];[.$J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2" calcext:value-type="date">
            <text:p>03/12/25</text:p>
          </table:table-cell>
          <table:table-cell office:value-type="string" calcext:value-type="string">
            <text:p><text:a xlink:href="https://jobs.ebayinc.com/us/en/job/EBAEBAUSR0065879EXTERNALENUS/Data-Scientist-Seller-experience-eBay" xlink:type="simple">Data Scientist</text:a></text:p>
          </table:table-cell>
          <table:table-cell office:value-type="string" calcext:value-type="string">
            <text:p>eB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2" calcext:value-type="date">
            <text:p>03/12/25</text:p>
          </table:table-cell>
          <table:table-cell/>
          <table:table-cell table:style-name="ce3" office:value-type="date" office:date-value="2025-03-17" calcext:value-type="date">
            <text:p>03/17/25</text:p>
          </table:table-cell>
          <table:table-cell table:style-name="ce17" table:formula="of:=COUNTIF([.$H$3:.$H$101];[.$J16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2" calcext:value-type="date">
            <text:p>03/12/25</text:p>
          </table:table-cell>
          <table:table-cell office:value-type="string" calcext:value-type="string">
            <text:p><text:a xlink:href="https://www.spinmastercareers.com/global/be/job/SPMAGLOBALR3862BEGLOBAL/Data-Scientist" xlink:type="simple">Data Scientist</text:a></text:p>
          </table:table-cell>
          <table:table-cell office:value-type="string" calcext:value-type="string">
            <text:p>Spin Ma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2" calcext:value-type="date">
            <text:p>03/12/25</text:p>
          </table:table-cell>
          <table:table-cell/>
          <table:table-cell office:value-type="date" office:date-value="2025-03-18" calcext:value-type="date">
            <text:p>03/18/25</text:p>
          </table:table-cell>
          <table:table-cell table:formula="of:=COUNTIF([.$H$3:.$H$101];[.$J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2" calcext:value-type="date">
            <text:p>03/12/25</text:p>
          </table:table-cell>
          <table:table-cell office:value-type="string" calcext:value-type="string">
            <text:p><text:a xlink:href="https://td.wd3.myworkdayjobs.com/en-US/TD_Bank_Careers/job/Machine-Learning-Engineer-I_R_1404806-1" xlink:type="simple">MLE I</text:a></text:p>
          </table:table-cell>
          <table:table-cell office:value-type="string" calcext:value-type="string">
            <text:p>T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2" calcext:value-type="date">
            <text:p>03/12/25</text:p>
          </table:table-cell>
          <table:table-cell/>
          <table:table-cell office:value-type="date" office:date-value="2025-03-19" calcext:value-type="date">
            <text:p>03/19/25</text:p>
          </table:table-cell>
          <table:table-cell table:formula="of:=COUNTIF([.$H$3:.$H$101];[.$J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2" calcext:value-type="date">
            <text:p>03/12/25</text:p>
          </table:table-cell>
          <table:table-cell office:value-type="string" calcext:value-type="string">
            <text:p>Remote Data Scientist Tutor</text:p>
          </table:table-cell>
          <table:table-cell office:value-type="string" calcext:value-type="string">
            <text:p>Varsity Tut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2" calcext:value-type="date">
            <text:p>03/12/25</text:p>
          </table:table-cell>
          <table:table-cell/>
          <table:table-cell office:value-type="date" office:date-value="2025-03-20" calcext:value-type="date">
            <text:p>03/20/25</text:p>
          </table:table-cell>
          <table:table-cell table:formula="of:=COUNTIF([.$H$3:.$H$101];[.$J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Data Scientist</text:p>
          </table:table-cell>
          <table:table-cell office:value-type="string" calcext:value-type="string">
            <text:p>Ample Insigh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1" calcext:value-type="date">
            <text:p>03/21/25</text:p>
          </table:table-cell>
          <table:table-cell table:formula="of:=COUNTIF([.$H$3:.$H$101];[.$J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ML Scientist</text:p>
          </table:table-cell>
          <table:table-cell office:value-type="string" calcext:value-type="string">
            <text:p>Coali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2" calcext:value-type="date">
            <text:p>03/22/25</text:p>
          </table:table-cell>
          <table:table-cell table:formula="of:=COUNTIF([.$H$3:.$H$101];[.$J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<text:a xlink:href="https://job-boards.greenhouse.io/robinhood/jobs/6689565?t=gh_src%3D&amp;gh_jid=6689565&amp;gh_src=ed898e781us" xlink:type="simple">Data Scientist</text:a></text:p>
          </table:table-cell>
          <table:table-cell office:value-type="string" calcext:value-type="string">
            <text:p>Robinhoo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3" calcext:value-type="date">
            <text:p>03/23/25</text:p>
          </table:table-cell>
          <table:table-cell table:formula="of:=COUNTIF([.$H$3:.$H$101];[.$J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<text:a xlink:href="https://fa-exew-saasfaprod1.fa.ocs.oraclecloud.com/hcmUI/CandidateExperience/en/sites/CX_1/job/3666/" xlink:type="simple">Data Analytics Associate</text:a></text:p>
          </table:table-cell>
          <table:table-cell office:value-type="string" calcext:value-type="string">
            <text:p>RBGlob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4" calcext:value-type="date">
            <text:p>03/24/25</text:p>
          </table:table-cell>
          <table:table-cell table:formula="of:=COUNTIF([.$H$3:.$H$101];[.$J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Jin soluti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5" calcext:value-type="date">
            <text:p>03/25/25</text:p>
          </table:table-cell>
          <table:table-cell table:formula="of:=COUNTIF([.$H$3:.$H$101];[.$J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Equati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6" calcext:value-type="date">
            <text:p>03/26/25</text:p>
          </table:table-cell>
          <table:table-cell table:formula="of:=COUNTIF([.$H$3:.$H$101];[.$J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<text:a xlink:href="https://careers.ey.com/ey/job/Toronto-Senior-Consultant-AI-and-Data-AIML-Engineer-ON-M5H-0B3/1168571801/" xlink:type="simple">Senior Consultant - AI and Data - AI/ML Engineer</text:a></text:p>
          </table:table-cell>
          <table:table-cell office:value-type="string" calcext:value-type="string">
            <text:p>E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7" calcext:value-type="date">
            <text:p>03/27/25</text:p>
          </table:table-cell>
          <table:table-cell table:formula="of:=COUNTIF([.$H$3:.$H$101];[.$J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date" office:date-value="2025-03-13" calcext:value-type="date">
            <text:p>03/13/25</text:p>
          </table:table-cell>
          <table:table-cell table:style-name="ce6" office:value-type="string" calcext:value-type="string">
            <text:p><text:a xlink:href="https://td.wd3.myworkdayjobs.com/TD_Bank_Careers/job/Toronto-Ontario/Applied-Machine-Learning-Scientist-I--Generative-AI_R_1400924" xlink:type="simple">Applied Machine Learning Scientist</text:a></text:p>
          </table:table-cell>
          <table:table-cell table:style-name="ce6" office:value-type="string" calcext:value-type="string">
            <text:p>T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date" office:date-value="2025-03-13" calcext:value-type="date">
            <text:p>03/13/25</text:p>
          </table:table-cell>
          <table:table-cell table:style-name="ce3"/>
          <table:table-cell table:style-name="ce15"/>
          <table:table-cell office:value-type="date" office:date-value="2025-03-28" calcext:value-type="date">
            <text:p>03/28/25</text:p>
          </table:table-cell>
          <table:table-cell table:formula="of:=COUNTIF([.$H$3:.$H$101];[.$J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3" calcext:value-type="date">
            <text:p>03/13/25</text:p>
          </table:table-cell>
          <table:table-cell office:value-type="string" calcext:value-type="string">
            <text:p><text:a xlink:href="https://canadiantirecorporation.wd3.myworkdayjobs.com/en-US/Enterprise_External_Careers_Site/job/Data-Quality-Analyst_JR140637" xlink:type="simple">Data Quality Analyst</text:a></text:p>
          </table:table-cell>
          <table:table-cell office:value-type="string" calcext:value-type="string">
            <text:p>Canadian T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3" calcext:value-type="date">
            <text:p>03/13/25</text:p>
          </table:table-cell>
          <table:table-cell/>
          <table:table-cell office:value-type="date" office:date-value="2025-03-29" calcext:value-type="date">
            <text:p>03/29/25</text:p>
          </table:table-cell>
          <table:table-cell table:formula="of:=COUNTIF([.$H$3:.$H$101];[.$J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4" calcext:value-type="date">
            <text:p>03/14/25</text:p>
          </table:table-cell>
          <table:table-cell office:value-type="string" calcext:value-type="string">
            <text:p><text:a xlink:href="https://ibmglobal.avature.net/en_US/careers/JobDetailApplied?jobId=22742&amp;qtvc=8bcd5c5a60ff01ea0d925b98d6f46b7464238ffeff82b7f7b7380bb8d976edf7" xlink:type="simple">Data Scientist</text:a></text:p>
          </table:table-cell>
          <table:table-cell office:value-type="string" calcext:value-type="string">
            <text:p>IB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4" calcext:value-type="date">
            <text:p>03/14/25</text:p>
          </table:table-cell>
          <table:table-cell/>
          <table:table-cell office:value-type="date" office:date-value="2025-03-30" calcext:value-type="date">
            <text:p>03/30/25</text:p>
          </table:table-cell>
          <table:table-cell table:formula="of:=COUNTIF([.$H$3:.$H$101];[.$J29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IP</text:p>
          </table:table-cell>
        </table:table-row>
        <table:table-row table:style-name="ro1">
          <table:table-cell/>
          <table:table-cell office:value-type="date" office:date-value="2025-03-14" calcext:value-type="date">
            <text:p>03/14/25</text:p>
          </table:table-cell>
          <table:table-cell office:value-type="string" calcext:value-type="string">
            <text:p><text:a xlink:href="https://jobs.ashbyhq.com/palmstreet/87d338d6-aee9-4ed4-bb71-669c99fa0e1c" xlink:type="simple">Data Scientist II</text:a></text:p>
          </table:table-cell>
          <table:table-cell office:value-type="string" calcext:value-type="string">
            <text:p>Palmstre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4" calcext:value-type="date">
            <text:p>03/14/25</text:p>
          </table:table-cell>
          <table:table-cell/>
          <table:table-cell office:value-type="date" office:date-value="2025-03-31" calcext:value-type="date">
            <text:p>03/31/25</text:p>
          </table:table-cell>
          <table:table-cell table:formula="of:=COUNTIF([.$H$3:.$H$101];[.$J30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iting for referall</text:p>
          </table:table-cell>
        </table:table-row>
        <table:table-row table:style-name="ro1">
          <table:table-cell/>
          <table:table-cell office:value-type="date" office:date-value="2025-03-14" calcext:value-type="date">
            <text:p>03/14/25</text:p>
          </table:table-cell>
          <table:table-cell office:value-type="string" calcext:value-type="string">
            <text:p><text:a xlink:href="https://www.linkedin.com/jobs/view/4184831259" xlink:type="simple">Data Analyst</text:a></text:p>
          </table:table-cell>
          <table:table-cell office:value-type="string" calcext:value-type="string">
            <text:p>Black Tusk Recruit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4" calcext:value-type="date">
            <text:p>03/14/25</text:p>
          </table:table-cell>
          <table:table-cell/>
          <table:table-cell office:value-type="date" office:date-value="2025-04-01" calcext:value-type="date">
            <text:p>04/01/25</text:p>
          </table:table-cell>
          <table:table-cell table:formula="of:=COUNTIF([.$H$3:.$H$101];[.$J31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plied</text:p>
          </table:table-cell>
        </table:table-row>
        <table:table-row table:style-name="ro1">
          <table:table-cell/>
          <table:table-cell office:value-type="date" office:date-value="2025-03-14" calcext:value-type="date">
            <text:p>03/14/25</text:p>
          </table:table-cell>
          <table:table-cell office:value-type="string" calcext:value-type="string">
            <text:p><text:a xlink:href="https://axp.taleo.net/careersection/careersection/2/jobdetail.ftl" xlink:type="simple">Marketing Analyst</text:a></text:p>
          </table:table-cell>
          <table:table-cell office:value-type="string" calcext:value-type="string">
            <text:p>Ame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4" calcext:value-type="date">
            <text:p>03/14/25</text:p>
          </table:table-cell>
          <table:table-cell/>
          <table:table-cell office:value-type="date" office:date-value="2025-04-02" calcext:value-type="date">
            <text:p>04/02/25</text:p>
          </table:table-cell>
          <table:table-cell table:formula="of:=COUNTIF([.$H$3:.$H$101];[.$J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date" office:date-value="2025-03-14" calcext:value-type="date">
            <text:p>03/14/25</text:p>
          </table:table-cell>
          <table:table-cell table:style-name="ce6" office:value-type="string" calcext:value-type="string">
            <text:p><text:a xlink:href="https://jobs.ea.com/en_US/careers/JobDetail/208277?recommendation=&amp;source=LinkedIn+Jobs&amp;tags=" xlink:type="simple">Data Analyst</text:a></text:p>
          </table:table-cell>
          <table:table-cell table:style-name="ce6" office:value-type="string" calcext:value-type="string">
            <text:p>E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date" office:date-value="2025-03-18" calcext:value-type="date">
            <text:p>03/18/25</text:p>
          </table:table-cell>
          <table:table-cell table:style-name="ce3"/>
          <table:table-cell table:style-name="Default"/>
          <table:table-cell office:value-type="date" office:date-value="2025-04-03" calcext:value-type="date">
            <text:p>04/03/25</text:p>
          </table:table-cell>
          <table:table-cell table:formula="of:=COUNTIF([.$H$3:.$H$101];[.$J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careers.loblaw.ca/data-scientist-ii-machine-learning-engineer/job/PAF-LCL-05880BAD-C874-446B-AEF3-3BDAAAE8CE31_4479_1739499928_0?source=linkedIn" xlink:type="simple">Data Scientist II / Machine Learning Engineer</text:a></text:p>
          </table:table-cell>
          <table:table-cell office:value-type="string" calcext:value-type="string">
            <text:p>Lobla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/>
          <table:table-cell office:value-type="date" office:date-value="2025-04-04" calcext:value-type="date">
            <text:p>04/04/25</text:p>
          </table:table-cell>
          <table:table-cell table:formula="of:=COUNTIF([.$H$3:.$H$101];[.$J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www.linkedin.com/jobs/view/4187450478" xlink:type="simple">Retail Analyst</text:a></text:p>
          </table:table-cell>
          <table:table-cell office:value-type="string" calcext:value-type="string">
            <text:p>Indi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www.linkedin.com/jobs/view/4184434291" xlink:type="simple">Data Scientist</text:a></text:p>
          </table:table-cell>
          <table:table-cell office:value-type="string" calcext:value-type="string">
            <text:p>Compass Digi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www.careers.jnj.com/en/jobs/r-000666/analyst-trans-serv/" xlink:type="simple">Analyst Trans Serv </text:a> </text:p>
          </table:table-cell>
          <table:table-cell office:value-type="string" calcext:value-type="string">
            <text:p>J&amp;J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careers.adobe.com/us/en/job/ADOBUSR154269EXTERNALENUS/Sales-Operations-Analyst?source=LinkedIn" xlink:type="simple">Sales Ops Analyst</text:a></text:p>
          </table:table-cell>
          <table:table-cell office:value-type="string" calcext:value-type="string">
            <text:p>Adob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careers.loblaw.ca/senior-machine-learning-engineer-18-months-fixed-term-contract/job/PAF-LCL-380AA96A-FBF4-41A7-934D-F914F554410C_7580_1737606384_0?source=linkedIn" xlink:type="simple">Sr. MLE</text:a></text:p>
          </table:table-cell>
          <table:table-cell office:value-type="string" calcext:value-type="string">
            <text:p>Loblaw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www.linkedin.com/jobs/view/4187663889" xlink:type="simple">Tableau Dev</text:a></text:p>
          </table:table-cell>
          <table:table-cell office:value-type="string" calcext:value-type="string">
            <text:p>Bath Fit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<text:a xlink:href="https://priceline.wd1.myworkdayjobs.com/Priceline/job/Winnipeg/Senior-Business-Intelligence-Analyst_R5090-1?source=Linkedin" xlink:type="simple">Sr. BI Analyst</text:a></text:p>
          </table:table-cell>
          <table:table-cell office:value-type="string" calcext:value-type="string">
            <text:p>Pricel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7" calcext:value-type="date">
            <text:p>03/17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8" calcext:value-type="date">
            <text:p>03/18/25</text:p>
          </table:table-cell>
          <table:table-cell office:value-type="string" calcext:value-type="string">
            <text:p><text:a xlink:href="https://vanguard.wd5.myworkdayjobs.com/en-US/vanguard_external/job/Data-Scientist--Specialist_165971-1" xlink:type="simple">Data Scientist</text:a></text:p>
          </table:table-cell>
          <table:table-cell office:value-type="string" calcext:value-type="string">
            <text:p>Vangu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8" calcext:value-type="date">
            <text:p>03/18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date" office:date-value="2025-03-18" calcext:value-type="date">
            <text:p>03/18/25</text:p>
          </table:table-cell>
          <table:table-cell office:value-type="string" calcext:value-type="string">
            <text:p><text:a xlink:href="https://www.capitalonecareers.ca/job/-/-/234/73340103744?p_sid=Vo94dXb&amp;p_uid=aelj6FRI5y&amp;source=rd_linkedin_job_posting_tm&amp;ss=paid" xlink:type="simple">Associate, Strategy Analyst - New Grad 2025</text:a></text:p>
          </table:table-cell>
          <table:table-cell office:value-type="string" calcext:value-type="string">
            <text:p>Capital 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5-03-18" calcext:value-type="date">
            <text:p>03/18/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date" office:date-value="2025-03-18" calcext:value-type="date">
            <text:p>03/18/25</text:p>
          </table:table-cell>
          <table:table-cell table:style-name="ce20" office:value-type="string" calcext:value-type="string">
            <text:p><text:a xlink:href="https://careers.kpmg.ca/jobs/26593?lang=en-us&amp;iis=Job+Board&amp;iisn=LinkedIn&amp;Codes=LinkedIn" xlink:type="simple">Consultant – Data analyst</text:a></text:p>
          </table:table-cell>
          <table:table-cell table:style-name="ce20" office:value-type="string" calcext:value-type="string">
            <text:p>KPM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2" office:value-type="date" office:date-value="2025-03-18" calcext:value-type="date">
            <text:p>03/18/25</text:p>
          </table:table-cell>
          <table:table-cell table:style-name="ce20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date" office:date-value="2025-03-18" calcext:value-type="date">
            <text:p>03/18/25</text:p>
          </table:table-cell>
          <table:table-cell table:style-name="ce6" office:value-type="string" calcext:value-type="string">
            <text:p><text:a xlink:href="https://cibc.wd3.myworkdayjobs.com/en-US/search/job/Toronto-ON/Consultant--Digital-Analytics_2506438-1?src=SNS-10261" xlink:type="simple">Consultant – Digital Analytics</text:a></text:p>
          </table:table-cell>
          <table:table-cell table:style-name="ce6" office:value-type="string" calcext:value-type="string">
            <text:p>CIB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date" office:date-value="2025-03-18" calcext:value-type="date">
            <text:p>03/18/25</text:p>
          </table:table-cell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date" office:date-value="2025-03-18" calcext:value-type="date">
            <text:p>03/18/25</text:p>
          </table:table-cell>
          <table:table-cell table:style-name="ce6" office:value-type="string" calcext:value-type="string">
            <text:p><text:a xlink:href="https://careers.mastercard.com/us/en/job/MASRUSR240981EXTERNALENUS/Associate-Managing-Consultant-Advisors-Consulting-Services-Performance-Analytics?source=LINKEDIN" xlink:type="simple">Associate Managing Consultant</text:a></text:p>
          </table:table-cell>
          <table:table-cell table:style-name="ce6" office:value-type="string" calcext:value-type="string">
            <text:p>Mastercar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date" office:date-value="2025-03-18" calcext:value-type="date">
            <text:p>03/18/25</text:p>
          </table:table-cell>
          <table:table-cell table:style-name="ce6"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1.K3:Sheet1.K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2:31:55.053940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1:59:37.664630345</meta:creation-date>
    <meta:generator>LibreOffice/24.8.5.2$Linux_X86_64 LibreOffice_project/27b361b745d0ea8f99bc93dfcb7a39098dfa5fff</meta:generator>
    <dc:date>2025-03-18T23:44:15.005240999</dc:date>
    <meta:editing-duration>PT6H44M12S</meta:editing-duration>
    <meta:editing-cycles>17</meta:editing-cycles>
    <meta:document-statistic meta:table-count="1" meta:cell-count="3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3.822cm" svg:y="4.203cm" style:legend-expansion="high" chart:style-name="ch2"/>
        <chart:plot-area chart:style-name="ch3" table:cell-range-address="Sheet1.J2:Sheet1.K34" chart:data-source-has-labels="both" svg:x="0.32cm" svg:y="0.18cm" svg:width="13.182cm" svg:height="8.645cm">
          <chart:coordinate-region svg:x="1.409cm" svg:y="0.379cm" svg:width="12.093cm" svg:height="6.968cm"/>
          <chart:axis chart:dimension="x" chart:name="primary-x" chart:style-name="ch4" chartooo:axis-type="auto">
            <chartooo:date-scale/>
            <chart:categories table:cell-range-address="Sheet1.J3:Sheet1.J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34" chart:label-cell-address="Sheet1.K2:Sheet1.K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45720">
                <text:p>45720</text:p>
                <draw:g>
                  <svg:desc>Sheet1.J3:Sheet1.J34</svg:desc>
                </draw:g>
              </table:table-cell>
              <table:table-cell office:value-type="float" office:value="1">
                <text:p>1</text:p>
                <draw:g>
                  <svg:desc>Sheet1.K3:Sheet1.K34</svg:desc>
                </draw:g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724">
                <text:p>45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25">
                <text:p>4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31">
                <text:p>45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32">
                <text:p>4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38">
                <text:p>45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39">
                <text:p>45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5">
                <text:p>45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6">
                <text:p>45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27b361b745d0ea8f99bc93dfcb7a39098dfa5ff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